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8.4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53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3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Nr </text:p>
          </table:table-cell>
          <table:table-cell table:style-name="ce1" office:value-type="string" calcext:value-type="string">
            <text:p>Tytuł </text:p>
          </table:table-cell>
          <table:table-cell table:style-name="ce1" office:value-type="string" calcext:value-type="string">
            <text:p>Rok bitwy, kampanii lub wojny </text:p>
          </table:table-cell>
          <table:table-cell table:style-name="ce1" office:value-type="string" calcext:value-type="string">
            <text:p>Autor </text:p>
          </table:table-cell>
          <table:table-cell table:style-name="ce1" office:value-type="string" calcext:value-type="string">
            <text:p>Wydanie </text:p>
          </table:table-cell>
          <table:table-cell table:style-name="ce1"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rli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Zdzisław Stąpor </text:p>
          </table:table-cell>
          <table:table-cell office:value-type="string" calcext:value-type="string">
            <text:p>1980, 2005, 2015* 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edeń 1683 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80, 1983, 2001, 2012 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rochów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Wiesław Majewski </text:p>
          </table:table-cell>
          <table:table-cell office:value-type="float" office:value="1982" calcext:value-type="float">
            <text:p>1982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dziszy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azimierz Kaczmarek </text:p>
          </table:table-cell>
          <table:table-cell office:value-type="float" office:value="1982" calcext:value-type="float">
            <text:p>1982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łtawa 1709 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Władysław A. Serczyk </text:p>
          </table:table-cell>
          <table:table-cell office:value-type="string" calcext:value-type="string">
            <text:p>1982, 2004 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kinawa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ntoni Wolny </text:p>
          </table:table-cell>
          <table:table-cell office:value-type="string" calcext:value-type="string">
            <text:p>1983, 2004 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ursk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ntoni Karpiński </text:p>
          </table:table-cell>
          <table:table-cell office:value-type="float" office:value="1983" calcext:value-type="float">
            <text:p>1983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nino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azimierz Sobczak </text:p>
          </table:table-cell>
          <table:table-cell office:value-type="float" office:value="1983" calcext:value-type="float">
            <text:p>1983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aterloo 1815 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Tomasz Malarski </text:p>
          </table:table-cell>
          <table:table-cell office:value-type="string" calcext:value-type="string">
            <text:p>1984, 1997, 2003, 2015* 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zur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adeusz Jurga </text:p>
          </table:table-cell>
          <table:table-cell office:value-type="string" calcext:value-type="string">
            <text:p>1984, 2001*, 2013* 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aratoga–Yorktown 1777–1781 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zabella Rusinowa </text:p>
          </table:table-cell>
          <table:table-cell office:value-type="float" office:value="1984" calcext:value-type="float">
            <text:p>1984</text:p>
          </table:table-cell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anny 216 p.n.e. 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Janusz Sikorski </text:p>
          </table:table-cell>
          <table:table-cell office:value-type="string" calcext:value-type="string">
            <text:p>1984, 2012 </text:p>
          </table:table-cell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enochtitlan 1521 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Ryszard Tomicki </text:p>
          </table:table-cell>
          <table:table-cell office:value-type="float" office:value="1984" calcext:value-type="float">
            <text:p>1984</text:p>
          </table:table-cell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ningrad 1941–1944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Ryszard Dzieszyński </text:p>
          </table:table-cell>
          <table:table-cell office:value-type="string" calcext:value-type="string">
            <text:p>1986, 2012* 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récy–Orlean 1346–1429 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Edward Potkowski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alingrad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Kazimierz Kaczmarek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ulikowe Pole 1380 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86, 2008 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zypka i Plewna 1877 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Bogusław Brodecki </text:p>
          </table:table-cell>
          <table:table-cell office:value-type="string" calcext:value-type="string">
            <text:p>1986, 2010 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kcjum 31 p.n.e. 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ndrzej Murawski </text:p>
          </table:table-cell>
          <table:table-cell office:value-type="string" calcext:value-type="string">
            <text:p>1986, 2003, 2024 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dryt 1936–1937 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ech Wyszczelski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lonia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Witold Biegański </text:p>
          </table:table-cell>
          <table:table-cell office:value-type="float" office:value="1986" calcext:value-type="float">
            <text:p>1986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Zatoka Świeża 1463 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Józef Wiesław Dyskant </text:p>
          </table:table-cell>
          <table:table-cell office:value-type="string" calcext:value-type="string">
            <text:p>1987, 2009 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ircholm 1605 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Henryk Wisner </text:p>
          </table:table-cell>
          <table:table-cell office:value-type="string" calcext:value-type="string">
            <text:p>1987, 2005, 2016 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skwa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iesław Wróblewski </text:p>
          </table:table-cell>
          <table:table-cell office:value-type="float" office:value="1987" calcext:value-type="float">
            <text:p>1987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ewastopol 1941–1942, 1944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adeusz Konecki </text:p>
          </table:table-cell>
          <table:table-cell office:value-type="float" office:value="1987" calcext:value-type="float">
            <text:p>1987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Kostrzy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ndrzej Toczewski </text:p>
          </table:table-cell>
          <table:table-cell office:value-type="float" office:value="1987" calcext:value-type="float">
            <text:p>1987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ocim 1621 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88, 2008, 2015 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Gaugamela 331 p.n.e. </text:p>
          </table:table-cell>
          <table:table-cell office:value-type="float" office:value="-331" calcext:value-type="float">
            <text:p>-331</text:p>
          </table:table-cell>
          <table:table-cell office:value-type="string" calcext:value-type="string">
            <text:p>Edward Dąbrowa </text:p>
          </table:table-cell>
          <table:table-cell office:value-type="string" calcext:value-type="string">
            <text:p>1988, 2010 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arwik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Janusz Odziemkowski </text:p>
          </table:table-cell>
          <table:table-cell office:value-type="string" calcext:value-type="string">
            <text:p>1988, 2013 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omosierra 1808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bert Bielecki </text:p>
          </table:table-cell>
          <table:table-cell office:value-type="float" office:value="1989" calcext:value-type="float">
            <text:p>1989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uszima 1905 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Józef Dyskant </text:p>
          </table:table-cell>
          <table:table-cell office:value-type="float" office:value="1989" calcext:value-type="float">
            <text:p>1989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ien Bien Phu 1954 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Bogusław Brodecki </text:p>
          </table:table-cell>
          <table:table-cell office:value-type="string" calcext:value-type="string">
            <text:p>1989, 1999, 2022 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arszawa 1656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Mirosław Nagielski </text:p>
          </table:table-cell>
          <table:table-cell office:value-type="string" calcext:value-type="string">
            <text:p>1990, 2009* 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ipsk 1813 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adwiga Nadzieja </text:p>
          </table:table-cell>
          <table:table-cell office:value-type="string" calcext:value-type="string">
            <text:p>1990, 1998, 2013 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ezyna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Robert Bielecki </text:p>
          </table:table-cell>
          <table:table-cell office:value-type="float" office:value="1990" calcext:value-type="float">
            <text:p>1990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rengo 1800 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1990, 2010 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odhajce 1698 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Janusz Wojtasik </text:p>
          </table:table-cell>
          <table:table-cell office:value-type="string" calcext:value-type="string">
            <text:p>1990, 2008 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almy 1792 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Bogdan Borucki </text:p>
          </table:table-cell>
          <table:table-cell office:value-type="float" office:value="1990" calcext:value-type="float">
            <text:p>1990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Wielka Brytania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Wacław Król </text:p>
          </table:table-cell>
          <table:table-cell office:value-type="string" calcext:value-type="string">
            <text:p>1990, 1996, 1999 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iejowice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Wojciech Mikuła </text:p>
          </table:table-cell>
          <table:table-cell office:value-type="float" office:value="1991" calcext:value-type="float">
            <text:p>1991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Warna 1444 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Edward Potkowski </text:p>
          </table:table-cell>
          <table:table-cell office:value-type="string" calcext:value-type="string">
            <text:p>1990, 2004 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ettysburg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Grzegorz Swoboda </text:p>
          </table:table-cell>
          <table:table-cell office:value-type="string" calcext:value-type="string">
            <text:p>1991, 1999* 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astylia 1789 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Robert Bielecki </text:p>
          </table:table-cell>
          <table:table-cell office:value-type="float" office:value="1991" calcext:value-type="float">
            <text:p>1991</text:p>
          </table:table-cell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ormandia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obert Bielecki </text:p>
          </table:table-cell>
          <table:table-cell office:value-type="float" office:value="1991" calcext:value-type="float">
            <text:p>1991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iemen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string" calcext:value-type="string">
            <text:p>1991, 2008 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orlice 1915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1991, 2009 </text:p>
          </table:table-cell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idway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ciej Borkowski </text:p>
          </table:table-cell>
          <table:table-cell office:value-type="float" office:value="1992" calcext:value-type="float">
            <text:p>1992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Lissa 186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Piotr Olender </text:p>
          </table:table-cell>
          <table:table-cell office:value-type="string" calcext:value-type="string">
            <text:p>1993, 2010 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epanto 1571 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Leszek Podhorodecki </text:p>
          </table:table-cell>
          <table:table-cell office:value-type="string" calcext:value-type="string">
            <text:p>1993, 2010 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runwald 1410 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Andrzej Nadolski </text:p>
          </table:table-cell>
          <table:table-cell office:value-type="string" calcext:value-type="string">
            <text:p>1993, 1996, 2003, 2010 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usterlitz 1805 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obert Bielecki </text:p>
          </table:table-cell>
          <table:table-cell office:value-type="float" office:value="1993" calcext:value-type="float">
            <text:p>1993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obruk 1941–1942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Zbigniew Kwiecień </text:p>
          </table:table-cell>
          <table:table-cell office:value-type="float" office:value="1993" calcext:value-type="float">
            <text:p>1993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agram 1809 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1993, 2003 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itwa Jutlandzka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Zbigniew Flisowski </text:p>
          </table:table-cell>
          <table:table-cell office:value-type="float" office:value="1994" calcext:value-type="float">
            <text:p>1994</text:p>
          </table:table-cell>
          <table:table-cell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esteczko 1651 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Romuald Romański </text:p>
          </table:table-cell>
          <table:table-cell office:value-type="string" calcext:value-type="string">
            <text:p>1994, 2007 </text:p>
          </table:table-cell>
          <table:table-cell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Zamość 1813 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adwiga Nadzieja </text:p>
          </table:table-cell>
          <table:table-cell office:value-type="float" office:value="1994" calcext:value-type="float">
            <text:p>1994</text:p>
          </table:table-cell>
          <table:table-cell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eyte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Zbigniew Flisowski </text:p>
          </table:table-cell>
          <table:table-cell office:value-type="string" calcext:value-type="string">
            <text:p>1994, 2004 </text:p>
          </table:table-cell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Kliszów 1702 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Marek Wagner </text:p>
          </table:table-cell>
          <table:table-cell office:value-type="float" office:value="1994" calcext:value-type="float">
            <text:p>1994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bertyn 1531 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Marek Plewczyński </text:p>
          </table:table-cell>
          <table:table-cell office:value-type="string" calcext:value-type="string">
            <text:p>1994, 2008, 2020, 2025 </text:p>
          </table:table-cell>
          <table:table-cell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raton 490 p.n.e. </text:p>
          </table:table-cell>
          <table:table-cell office:value-type="float" office:value="-490" calcext:value-type="float">
            <text:p>-490</text:p>
          </table:table-cell>
          <table:table-cell office:value-type="string" calcext:value-type="string">
            <text:p>Ryszard Kulesza </text:p>
          </table:table-cell>
          <table:table-cell office:value-type="string" calcext:value-type="string">
            <text:p>1995, 2021 </text:p>
          </table:table-cell>
          <table:table-cell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lu 1894 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adeusz Maria Gelewski </text:p>
          </table:table-cell>
          <table:table-cell office:value-type="float" office:value="1995" calcext:value-type="float">
            <text:p>1995</text:p>
          </table:table-cell>
          <table:table-cell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atoh 1652 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Wojciech Jacek Długołęcki </text:p>
          </table:table-cell>
          <table:table-cell office:value-type="string" calcext:value-type="string">
            <text:p>1995, 2008 </text:p>
          </table:table-cell>
          <table:table-cell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ycylia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Jerzy Naziębło </text:p>
          </table:table-cell>
          <table:table-cell office:value-type="float" office:value="1995" calcext:value-type="float">
            <text:p>1995</text:p>
          </table:table-cell>
          <table:table-cell table:number-columns-repeated="1637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Warszawa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string" calcext:value-type="string">
            <text:p>1995, 2005*, 2010* 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Jerozolima 1099 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1995, 2008, 2021 </text:p>
          </table:table-cell>
          <table:table-cell table:number-columns-repeated="1637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antiago 1898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ogusław W. Winid </text:p>
          </table:table-cell>
          <table:table-cell office:value-type="float" office:value="1995" calcext:value-type="float">
            <text:p>199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udnów 1660 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Romuald Romański </text:p>
          </table:table-cell>
          <table:table-cell office:value-type="string" calcext:value-type="string">
            <text:p>1996, 2008 </text:p>
          </table:table-cell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Legnica 1241 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Jerzy Maroń </text:p>
          </table:table-cell>
          <table:table-cell office:value-type="string" calcext:value-type="string">
            <text:p>1996, 2008, 2017 </text:p>
          </table:table-cell>
          <table:table-cell table:number-columns-repeated="1637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ort Artur 1904 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Józef Dyskant </text:p>
          </table:table-cell>
          <table:table-cell office:value-type="float" office:value="1996" calcext:value-type="float">
            <text:p>1996</text:p>
          </table:table-cell>
          <table:table-cell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lamo–San Jacinto 1836 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1996, 2021 </text:p>
          </table:table-cell>
          <table:table-cell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 Alamein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efan Czmur </text:p>
          </table:table-cell>
          <table:table-cell office:value-type="float" office:value="1997" calcext:value-type="float">
            <text:p>1997</text:p>
          </table:table-cell>
          <table:table-cell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Kunersdorf 1759 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Mirosław G. Przeździecki </text:p>
          </table:table-cell>
          <table:table-cell office:value-type="float" office:value="1997" calcext:value-type="float">
            <text:p>1997</text:p>
          </table:table-cell>
          <table:table-cell table:number-columns-repeated="1637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aszyn 1809 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Romuald Romański </text:p>
          </table:table-cell>
          <table:table-cell office:value-type="string" calcext:value-type="string">
            <text:p>1997, 2007 </text:p>
          </table:table-cell>
          <table:table-cell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teny–Sparta 431–404 p.n.e. </text:p>
          </table:table-cell>
          <table:table-cell office:value-type="float" office:value="-431" calcext:value-type="float">
            <text:p>-431</text:p>
          </table:table-cell>
          <table:table-cell office:value-type="string" calcext:value-type="string">
            <text:p>Ryszard Kulesza </text:p>
          </table:table-cell>
          <table:table-cell office:value-type="string" calcext:value-type="string">
            <text:p>1997, 2021, 2025 </text:p>
          </table:table-cell>
          <table:table-cell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ittle Big Horn 1876 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Grzegorz Swoboda </text:p>
          </table:table-cell>
          <table:table-cell office:value-type="string" calcext:value-type="string">
            <text:p>1998, 2017*, 2023 </text:p>
          </table:table-cell>
          <table:table-cell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Lwów 1918–1919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1998, 2011 </text:p>
          </table:table-cell>
          <table:table-cell table:number-columns-repeated="1637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eksyk 1847 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1998, 2009, 2021, 2024 </text:p>
          </table:table-cell>
          <table:table-cell table:number-columns-repeated="1637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Warszawa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omasz Strzeżek </text:p>
          </table:table-cell>
          <table:table-cell office:value-type="string" calcext:value-type="string">
            <text:p>1998, 2010 </text:p>
          </table:table-cell>
          <table:table-cell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Ko Chang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Józef Dyskant </text:p>
          </table:table-cell>
          <table:table-cell office:value-type="string" calcext:value-type="string">
            <text:p>1999, 2003* </text:p>
          </table:table-cell>
          <table:table-cell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ij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gipt 1798–1801 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Tomasz Rogacki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Głogów 1109 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Karol Olejnik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ganie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omasz Strzeżek </text:p>
          </table:table-cell>
          <table:table-cell office:value-type="float" office:value="1999" calcext:value-type="float">
            <text:p>1999</text:p>
          </table:table-cell>
          <table:table-cell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Łuk Donu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Péter Szabó 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aseby 1645 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0, 2025 </text:p>
          </table:table-cell>
          <table:table-cell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Zieleńce–Mir–Dubienka 1792 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Piotr Derdej 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rsza 1514 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Piotr Dróżdż </text:p>
          </table:table-cell>
          <table:table-cell office:value-type="string" calcext:value-type="string">
            <text:p>2000, 2014 </text:p>
          </table:table-cell>
          <table:table-cell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zortków 1919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2000, 2022 </text:p>
          </table:table-cell>
          <table:table-cell table:number-columns-repeated="1637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Quebec 1759 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0, 2021 </text:p>
          </table:table-cell>
          <table:table-cell table:number-columns-repeated="1637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owy Orlean 1815 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Robert Kłosowicz 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rzedmoście Rumuński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string" calcext:value-type="string">
            <text:p>2001, 2013 </text:p>
          </table:table-cell>
          <table:table-cell table:number-columns-repeated="1637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moleńsk 1632–1634 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Dariusz Kupisz </text:p>
          </table:table-cell>
          <table:table-cell office:value-type="string" calcext:value-type="string">
            <text:p>2001, 2017* </text:p>
          </table:table-cell>
          <table:table-cell table:number-columns-repeated="1637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rostki 1656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Sławomir Augusiewicz </text:p>
          </table:table-cell>
          <table:table-cell office:value-type="float" office:value="2001" calcext:value-type="float">
            <text:p>2001</text:p>
          </table:table-cell>
          <table:table-cell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Szack–Wytyczno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Czesław Grzelak </text:p>
          </table:table-cell>
          <table:table-cell office:value-type="string" calcext:value-type="string">
            <text:p>2001, 2022 </text:p>
          </table:table-cell>
          <table:table-cell table:number-columns-repeated="1637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Strzegom–Dobromierz 1745 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Robert Kisiel </text:p>
          </table:table-cell>
          <table:table-cell office:value-type="float" office:value="2001" calcext:value-type="float">
            <text:p>2001</text:p>
          </table:table-cell>
          <table:table-cell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enewent 275 p.n.e. 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Krzysztof Kęciek </text:p>
          </table:table-cell>
          <table:table-cell office:value-type="string" calcext:value-type="string">
            <text:p>2001, 2021 </text:p>
          </table:table-cell>
          <table:table-cell table:number-columns-repeated="1637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Oliwa 1627 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Eugeniusz Koczorowski </text:p>
          </table:table-cell>
          <table:table-cell office:value-type="string" calcext:value-type="string">
            <text:p>2001, 2008 </text:p>
          </table:table-cell>
          <table:table-cell table:number-columns-repeated="1637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udapeszt 1944–1945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rcin Sowa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Wilno–Grodno–Kodziowc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Czesław Grzelak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Kynoskefalaj 197 p.n.e. </text:p>
          </table:table-cell>
          <table:table-cell office:value-type="float" office:value="-197" calcext:value-type="float">
            <text:p>-197</text:p>
          </table:table-cell>
          <table:table-cell office:value-type="string" calcext:value-type="string">
            <text:p>Krzysztof Kęciek </text:p>
          </table:table-cell>
          <table:table-cell office:value-type="string" calcext:value-type="string">
            <text:p>2002, 2009, 2021 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Big Hole 1877 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2, 2022 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Łuck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Stanisław Czerep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Cedynia 972 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02, 2013 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rafalgar 1805 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Józef Dyskant </text:p>
          </table:table-cell>
          <table:table-cell office:value-type="float" office:value="2002" calcext:value-type="float">
            <text:p>2002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Borodino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Piotr Dróżdż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annockburn 1314 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3, 2011 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wów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string" calcext:value-type="string">
            <text:p>2003, 2007 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arsalos 48 p.n.e. 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Romuald Romański </text:p>
          </table:table-cell>
          <table:table-cell office:value-type="float" office:value="2003.2022" calcext:value-type="float">
            <text:p>2003,2022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gnezja 190 p.n.e. 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Krzysztof Kęciek </text:p>
          </table:table-cell>
          <table:table-cell office:value-type="string" calcext:value-type="string">
            <text:p>2003, 2021 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atoche 1885 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Grzegorz Swoboda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Wietnam 1962–1975 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rtur Dmochowski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astings 1066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Jacek Soszyński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alaise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Jadwiga Nadzieja </text:p>
          </table:table-cell>
          <table:table-cell office:value-type="string" calcext:value-type="string">
            <text:p>2003, 2022 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raga 1757 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obert Kisiel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ołock 1579 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Dariusz Kupisz </text:p>
          </table:table-cell>
          <table:table-cell office:value-type="string" calcext:value-type="string">
            <text:p>2003, 2014 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Warka–Gniezno 1656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Paweł Skworoda 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Kłuszyn 1610 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Robert Szcześniak </text:p>
          </table:table-cell>
          <table:table-cell office:value-type="string" calcext:value-type="string">
            <text:p>2004, 2008, 2016 </text:p>
          </table:table-cell>
          <table:table-cell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attin 1187 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Piotr Biziuk </text:p>
          </table:table-cell>
          <table:table-cell office:value-type="string" calcext:value-type="string">
            <text:p>2004, 2022 </text:p>
          </table:table-cell>
          <table:table-cell table:number-columns-repeated="1637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Żółte Wody–Korsuń 1648 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Witold Biernacki </text:p>
          </table:table-cell>
          <table:table-cell office:value-type="string" calcext:value-type="string">
            <text:p>2004, 2008 </text:p>
          </table:table-cell>
          <table:table-cell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Pruska Iława 1807 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Tomasz Rogacki </text:p>
          </table:table-cell>
          <table:table-cell office:value-type="float" office:value="2004" calcext:value-type="float">
            <text:p>2004</text:p>
          </table:table-cell>
          <table:table-cell table:number-columns-repeated="1637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rdeny 1944–1945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Norbert Bączyk </text:p>
          </table:table-cell>
          <table:table-cell office:value-type="string" calcext:value-type="string">
            <text:p>2004, 2022 </text:p>
          </table:table-cell>
          <table:table-cell table:number-columns-repeated="1637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iemcza 1017 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04, 2017, 2025 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Malta 1565 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Andrzej Zieliński </text:p>
          </table:table-cell>
          <table:table-cell office:value-type="string" calcext:value-type="string">
            <text:p>2004, 2015 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icksburg 1862–1863 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4, 2022 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Koronowo 1410 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Piotr Derdej </text:p>
          </table:table-cell>
          <table:table-cell office:value-type="string" calcext:value-type="string">
            <text:p>2004, 2008 </text:p>
          </table:table-cell>
          <table:table-cell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owstanie Mahdiego 1881–1899 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Daniel Gazda </text:p>
          </table:table-cell>
          <table:table-cell office:value-type="float" office:value="2004" calcext:value-type="float">
            <text:p>2004</text:p>
          </table:table-cell>
          <table:table-cell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arutino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Andrzej Dusiewicz </text:p>
          </table:table-cell>
          <table:table-cell office:value-type="float" office:value="2004" calcext:value-type="float">
            <text:p>2004</text:p>
          </table:table-cell>
          <table:table-cell table:number-columns-repeated="1637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oskwa 1612 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Tomasz Bohun </text:p>
          </table:table-cell>
          <table:table-cell office:value-type="string" calcext:value-type="string">
            <text:p>2005, 2007, 2023 </text:p>
          </table:table-cell>
          <table:table-cell table:number-columns-repeated="1637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Galicja Wschodnia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Michał Klimecki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Inczhon–Seul 1950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Robert Kłosowicz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Babilon 729–648 p.n.e. </text:p>
          </table:table-cell>
          <table:table-cell office:value-type="float" office:value="-729" calcext:value-type="float">
            <text:p>-729</text:p>
          </table:table-cell>
          <table:table-cell office:value-type="string" calcext:value-type="string">
            <text:p>Piotr Biziuk </text:p>
          </table:table-cell>
          <table:table-cell office:value-type="string" calcext:value-type="string">
            <text:p>2005, 2020, 2024 </text:p>
          </table:table-cell>
          <table:table-cell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ola Katalaunijskie 451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aniel Gazda </text:p>
          </table:table-cell>
          <table:table-cell office:value-type="string" calcext:value-type="string">
            <text:p>2005, 2010 </text:p>
          </table:table-cell>
          <table:table-cell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Las Teutoburski 9 rok n.e.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05, 2008 </text:p>
          </table:table-cell>
          <table:table-cell table:number-columns-repeated="1637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agenta–Solferino 1859 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Ryszard Dzieszyński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ołonka–Basia 1660 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Marcin Gawęda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Siedmiogród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rcin Sowa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Zbaraż 1649 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Kacper Śledziński </text:p>
          </table:table-cell>
          <table:table-cell office:value-type="float" office:value="2005" calcext:value-type="float">
            <text:p>2005</text:p>
          </table:table-cell>
          <table:table-cell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annenberg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iotr Szlanta </text:p>
          </table:table-cell>
          <table:table-cell office:value-type="string" calcext:value-type="string">
            <text:p>2005, 2010, 2022 </text:p>
          </table:table-cell>
          <table:table-cell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etroit 1763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Aleksander Sudak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ammerstein 1627 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Paweł Skworoda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ublin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Grzegorz Swoboda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Cajamarca 1532 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ndrzej Tarczyń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hancellorsville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Jan Szkudliń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Przemyśl 1656–1657 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Andrzej Borcz </text:p>
          </table:table-cell>
          <table:table-cell office:value-type="string" calcext:value-type="string">
            <text:p>2006, 2015 </text:p>
          </table:table-cell>
          <table:table-cell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Krym 1854–1855 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Michał Klimecki </text:p>
          </table:table-cell>
          <table:table-cell office:value-type="string" calcext:value-type="string">
            <text:p>2006, 2022 </text:p>
          </table:table-cell>
          <table:table-cell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arszawa 1944–1945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iotr Rozwadow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Alezja 52 p.n.e. 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Tomasz Romanowski </text:p>
          </table:table-cell>
          <table:table-cell office:value-type="float" office:value="2006" calcext:value-type="float">
            <text:p>2006</text:p>
          </table:table-cell>
          <table:table-cell table:number-columns-repeated="1637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oskwa 1617–1618 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Andrzej Adam Majewski </text:p>
          </table:table-cell>
          <table:table-cell office:value-type="string" calcext:value-type="string">
            <text:p>2006, 2016* </text:p>
          </table:table-cell>
          <table:table-cell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Psków 1581–1582 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Dariusz Kupisz </text:p>
          </table:table-cell>
          <table:table-cell office:value-type="string" calcext:value-type="string">
            <text:p>2006, 2015* </text:p>
          </table:table-cell>
          <table:table-cell table:number-columns-repeated="1637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ivita Castellana 1798 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arian Witasek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alklandy–Port Stanley 1982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Krzysztof Kubiak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moleńsk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Andrzej Dusiewicz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Navarino 1827 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Artur Bojarski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and Creek 1864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7, 2023 </text:p>
          </table:table-cell>
          <table:table-cell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Cecora 1620 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acper Śledziński </text:p>
          </table:table-cell>
          <table:table-cell office:value-type="string" calcext:value-type="string">
            <text:p>2007, 2014 </text:p>
          </table:table-cell>
          <table:table-cell table:number-columns-repeated="1637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Adrianopol 378. Rzeka Frigidus 394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Daniel Gazda </text:p>
          </table:table-cell>
          <table:table-cell office:value-type="string" calcext:value-type="string">
            <text:p>2007, 2021 </text:p>
          </table:table-cell>
          <table:table-cell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Wyprawa sycylijska 415–413 p.n.e. </text:p>
          </table:table-cell>
          <table:table-cell office:value-type="float" office:value="-415" calcext:value-type="float">
            <text:p>-415</text:p>
          </table:table-cell>
          <table:table-cell office:value-type="string" calcext:value-type="string">
            <text:p>Grzegorz Lach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Charków–Donbas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Łukasz Przybyło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adowa 186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Ryszard Dzieszyński </text:p>
          </table:table-cell>
          <table:table-cell office:value-type="float" office:value="2007" calcext:value-type="float">
            <text:p>2007</text:p>
          </table:table-cell>
          <table:table-cell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hocim 1673 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Damian Orłowski </text:p>
          </table:table-cell>
          <table:table-cell office:value-type="string" calcext:value-type="string">
            <text:p>2007, 2022 </text:p>
          </table:table-cell>
          <table:table-cell table:number-columns-repeated="1637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fryka Wschodnia 1914–1918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aweł Brudek </text:p>
          </table:table-cell>
          <table:table-cell office:value-type="string" calcext:value-type="string">
            <text:p>2008, 2023 </text:p>
          </table:table-cell>
          <table:table-cell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Konstantynopol 1453 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Marian Witase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łojarosławiec 1812 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Rafał Kowalczy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owstanie Spartakusa 73–71 p.n.e. 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Bernard Nowaczy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Blenheim–Höchstädt 1704 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Rafał Radziwonka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Boyne 1690 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Jarosław Wojtcza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Wilno 1919–1920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ech Wyszczelski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uengirola 1810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rzysztof Mazowski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Kartagina 149–146 p.n.e. 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Bernard Nowaczyk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Pekin, Szanghaj, Nankin 1937–1945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Michał Klimecki </text:p>
          </table:table-cell>
          <table:table-cell office:value-type="float" office:value="2008" calcext:value-type="float">
            <text:p>2008</text:p>
          </table:table-cell>
          <table:table-cell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Kamieniec Podolski 1672 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iotr Derdej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Mińsk Białoruski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ławomir Kosim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edan 1870 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Ryszard Dzieszyński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Monte Cassino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Zbigniew Wawer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Wojna meksykańska 1861–1867 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Jarosław Wojtczak </text:p>
          </table:table-cell>
          <table:table-cell office:value-type="string" calcext:value-type="string">
            <text:p>2009, 2022 </text:p>
          </table:table-cell>
          <table:table-cell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rdun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Jarosław Centek </text:p>
          </table:table-cell>
          <table:table-cell office:value-type="string" calcext:value-type="string">
            <text:p>2009, 2014 </text:p>
          </table:table-cell>
          <table:table-cell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asada 66–73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rnard Nowaczyk </text:p>
          </table:table-cell>
          <table:table-cell office:value-type="string" calcext:value-type="string">
            <text:p>2009, 2023 </text:p>
          </table:table-cell>
          <table:table-cell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Westerplatte–Oksywie–Hel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iotr Derdej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Warszaw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ech Wyszczelski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acławice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artłomiej Szyndler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Płowce 1331 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Piotr Strzyż </text:p>
          </table:table-cell>
          <table:table-cell office:value-type="float" office:value="2009" calcext:value-type="float">
            <text:p>2009</text:p>
          </table:table-cell>
          <table:table-cell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Bałkany 1912–1913 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Robert Rabka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Jutlandia 1916. Bitwa morska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Geoffrey Bennet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Kyme 474 p.n.e. </text:p>
          </table:table-cell>
          <table:table-cell office:value-type="float" office:value="-474" calcext:value-type="float">
            <text:p>-474</text:p>
          </table:table-cell>
          <table:table-cell office:value-type="string" calcext:value-type="string">
            <text:p>Marta Korczyńska-Zdąbłarz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Boreml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Dariusz Ostapowicz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Ramillies 1706 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Rafał Radziwonka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Panama 1671 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Jarosław Molenda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Madagaskar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Józef Wiesław Dyskant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Wojna zuluska 1879 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Piotr Fiszka-Borzyszkowski </text:p>
          </table:table-cell>
          <table:table-cell office:value-type="string" calcext:value-type="string">
            <text:p>2010, 2024 </text:p>
          </table:table-cell>
          <table:table-cell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Samhorodek–Komar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łodzimierz Nowak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Chiny 1946–1949 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Jakub Polit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alamina–Plateje 480–479 p.n.e. 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Grzegorz Lach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toczek–Nowa Wieś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omasz Strzeżek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Ofensywa Tet 1968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rzemysław Benken </text:p>
          </table:table-cell>
          <table:table-cell office:value-type="float" office:value="2010" calcext:value-type="float">
            <text:p>2010</text:p>
          </table:table-cell>
          <table:table-cell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zesma 1770 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Piotr Olender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Jena i Auerstädt 1806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ławomir Leśniew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Ostrołęka 1831 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Michał Leszczyń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Wojny markomańskie 162–185 n.e.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rek Olędzki </text:p>
          </table:table-cell>
          <table:table-cell office:value-type="string" calcext:value-type="string">
            <text:p>2011, 2023* </text:p>
          </table:table-cell>
          <table:table-cell table:number-columns-repeated="1637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Wojna paragwajska 1864–1870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Jarosław Wojtczak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Somma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Jarosław Centek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ilcabamba 1572 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Roman Warszew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Puszcza Kampinoska–Jaktorów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zymon Nowak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Polesi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Pearl Harbor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Jarosław Jastrzębski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Ayacucho 1824 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Jarosław Spyra </text:p>
          </table:table-cell>
          <table:table-cell office:value-type="float" office:value="2011" calcext:value-type="float">
            <text:p>2011</text:p>
          </table:table-cell>
          <table:table-cell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Konstantynopol 1204 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ławomir Leśniewski </text:p>
          </table:table-cell>
          <table:table-cell office:value-type="string" calcext:value-type="string">
            <text:p>2012, 2022 </text:p>
          </table:table-cell>
          <table:table-cell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Wojna burska 1880–1881 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iotr Fiszka-Borzyszkowski </text:p>
          </table:table-cell>
          <table:table-cell office:value-type="string" calcext:value-type="string">
            <text:p>2012, 2023 </text:p>
          </table:table-cell>
          <table:table-cell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Amida 359 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omasz Szeląg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Insurekcja warszawska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Wojciech Kępka-Mariański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Culloden Moor 1746 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Jarosław Wojtczak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ort Pillow 1864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Michał Staniszewski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hojnice 1454, Świecino 1462 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Bernard Nowaczyk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Wojny guarańskie 1628–1756 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Jarosław Molenda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Boliwia 1966–1967 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Roman Warszewski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Kampania Langiewicza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Wojciech Kalwat </text:p>
          </table:table-cell>
          <table:table-cell office:value-type="float" office:value="2012" calcext:value-type="float">
            <text:p>2012</text:p>
          </table:table-cell>
          <table:table-cell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Guadalcanal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Góry Pindos 1943–1949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ndrzej Mura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landria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Paweł Korzenio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exel 1673 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Maciej Franz, Anna Pastorek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Kleidion 1014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Łukasz Migniewicz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Antietam 1862 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iotr Groble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Vercellae 101 p.n.e. 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Paweł Rochala </text:p>
          </table:table-cell>
          <table:table-cell office:value-type="string" calcext:value-type="string">
            <text:p>2013, 2021, 2023 </text:p>
          </table:table-cell>
          <table:table-cell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Wilno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eszek Kania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Iłż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iotr Zarzyc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Atlantyk 1939–1945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masz Fijałko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Cuzco 1536–1537 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Roman Warszewski </text:p>
          </table:table-cell>
          <table:table-cell office:value-type="float" office:value="2013" calcext:value-type="float">
            <text:p>2013</text:p>
          </table:table-cell>
          <table:table-cell table:number-columns-repeated="1637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innesota 1862 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Jarosław Wojtczak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leksandria 1365 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Łukasz Burkiewicz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Cambrai 1917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rzysztof Plewako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Wojna Czu z Han 209–202 p.n.e </text:p>
          </table:table-cell>
          <table:table-cell office:value-type="float" office:value="-209" calcext:value-type="float">
            <text:p>-209</text:p>
          </table:table-cell>
          <table:table-cell office:value-type="string" calcext:value-type="string">
            <text:p>Maciej Kuczyński </text:p>
          </table:table-cell>
          <table:table-cell office:value-type="string" calcext:value-type="string">
            <text:p>2014, 2023 </text:p>
          </table:table-cell>
          <table:table-cell table:number-columns-repeated="1637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Lw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Holenderskie Indie Wschodnie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Limanowa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Wacław Polakiewicz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Chojnic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ndrzej Lorbiecki, Marcin Wałdoch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Pomorze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rcin Leszczyński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Ipsos 301 p.n.e </text:p>
          </table:table-cell>
          <table:table-cell office:value-type="float" office:value="-301" calcext:value-type="float">
            <text:p>-301</text:p>
          </table:table-cell>
          <table:table-cell office:value-type="string" calcext:value-type="string">
            <text:p>Grzegorz Lach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Kongo 1965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Roman Warszewski </text:p>
          </table:table-cell>
          <table:table-cell office:value-type="float" office:value="2014" calcext:value-type="float">
            <text:p>2014</text:p>
          </table:table-cell>
          <table:table-cell table:number-columns-repeated="1637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estung Küstrin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ndrzej Toczews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Callao 186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Jarosław Wojtczak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Kraków 1768–1772 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Ryszard Dzieszyńs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Kreta 1941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omasz Jarmoła </text:p>
          </table:table-cell>
          <table:table-cell office:value-type="string" calcext:value-type="string">
            <text:p>2015, 2024 </text:p>
          </table:table-cell>
          <table:table-cell table:number-columns-repeated="1637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Crotone 982 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5, 2023 </text:p>
          </table:table-cell>
          <table:table-cell table:number-columns-repeated="1637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Bolimów 1915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tanisław Kaliński </text:p>
          </table:table-cell>
          <table:table-cell office:value-type="string" calcext:value-type="string">
            <text:p>2015, 2021 </text:p>
          </table:table-cell>
          <table:table-cell table:number-columns-repeated="1637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Pomorze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ojciech Zawadz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Ignacewo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Maciej Grzeszczak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Połabie 983 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Robert F. Barkowski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Manzikert 1071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Stanisław Rek </text:p>
          </table:table-cell>
          <table:table-cell office:value-type="string" calcext:value-type="string">
            <text:p>2015, 2022 </text:p>
          </table:table-cell>
          <table:table-cell table:number-columns-repeated="1637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Filipiny 1898–1902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Jarosław Wojtczak </text:p>
          </table:table-cell>
          <table:table-cell office:value-type="float" office:value="2015" calcext:value-type="float">
            <text:p>2015</text:p>
          </table:table-cell>
          <table:table-cell table:number-columns-repeated="1637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Macedonia–Epir–Albania 1912–1913 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Robert Rabka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Poitiers 732 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6, 2020 </text:p>
          </table:table-cell>
          <table:table-cell table:number-columns-repeated="1637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Kosowe Pole 1389 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Stanisław Rek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Kuba 1958–1959 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oman Warsze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Indie–Pakistan 1971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Jarosław Dobrzele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Nad Wieprzem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iotr Kruko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Lechowe Pole 955 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6, 2023 </text:p>
          </table:table-cell>
          <table:table-cell table:number-columns-repeated="1637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orze Koralowe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Wołyń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Ktezyfont 363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drian Drabik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assalia 49 p.n.e. 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Tomasz Romanowski </text:p>
          </table:table-cell>
          <table:table-cell office:value-type="float" office:value="2016" calcext:value-type="float">
            <text:p>2016</text:p>
          </table:table-cell>
          <table:table-cell table:number-columns-repeated="1637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Natal 1899–1900 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Tomasz Greniuch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Krucjata połabska 1147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7, 2023 </text:p>
          </table:table-cell>
          <table:table-cell table:number-columns-repeated="1637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Getto warszawskie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masz Kubic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Kostiuchnówka 1916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Tomasz Dude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La Plata 1806–1807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Jarosław Wojtcza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Kanał Sueski 1956 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Roman Marcine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Syberia 1581–1697 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Robert F. Barkow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ińsk 1919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ech Wyszczel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ółnocny Atlantyk 1914–1918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masz Fijałkow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Bosworth 1485 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Jarosław Wojtczak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Byczyna 1588 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Ryszard Dzieszyńs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Konstantynopol 626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Łukasz Czarnecki </text:p>
          </table:table-cell>
          <table:table-cell office:value-type="float" office:value="2017" calcext:value-type="float">
            <text:p>2017</text:p>
          </table:table-cell>
          <table:table-cell table:number-columns-repeated="1637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Budziszyn 1002–1018 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8, 2025 </text:p>
          </table:table-cell>
          <table:table-cell table:number-columns-repeated="1637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Cholula 1519 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oman Warsze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Brytania 55–54 p.n.e. 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omasz Romano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Kraśnik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Jan Błachnio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Operacja Ho Chi Minh 1975 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Janusz Lizut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Płock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Grzegorz Gołębie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Grenada 1492 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Roman Warsze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Paryż 885–886 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18, 2023 </text:p>
          </table:table-cell>
          <table:table-cell table:number-columns-repeated="1637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adyks 1810–1812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rzysztof Mazow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Powstanie Wielkopolskie 1918–1919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Lech Wyszczelski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Jezioro Pejpus 1242 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Jerzy Pluta </text:p>
          </table:table-cell>
          <table:table-cell office:value-type="float" office:value="2018" calcext:value-type="float">
            <text:p>2018</text:p>
          </table:table-cell>
          <table:table-cell table:number-columns-repeated="1637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awicz 1919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Jakub Stasza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Kijów 1018 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obert F. Barkow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Amiens 1918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Witold Ławrynowicz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Włocławek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masz Cybul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Ankara 1402 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anisław Rek </text:p>
          </table:table-cell>
          <table:table-cell office:value-type="string" calcext:value-type="string">
            <text:p>2019, 2025 </text:p>
          </table:table-cell>
          <table:table-cell table:number-columns-repeated="1637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Ulm 1805 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obert F. Barkow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Ocean Indyjski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Smoleńsk 1609–1611 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Katarzyna Słodowy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Dworzec Gdański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zymon Nowa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Przebraże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masz Dude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Kraków 1655–1657 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Ryszard Dzieszyń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yriokefalon 1176 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Stanisław Rek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Hydaspes 326 p.n.e.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Michał Piekar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rres Vedras 1810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rzysztof Mazowski </text:p>
          </table:table-cell>
          <table:table-cell office:value-type="float" office:value="2019" calcext:value-type="float">
            <text:p>2019</text:p>
          </table:table-cell>
          <table:table-cell table:number-columns-repeated="1637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Beer Szewa 1917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Jarosław Wojtcza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Siemiatycze 1863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Ernest Szum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Galia belgijska 57–51 p.n.e. 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Tomasz Romanowski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ohacz 1526 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Stanisław Re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Don 1917–1918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rzysztof Marcine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Nasielsk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Ciechanów 1920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Lech Wyszczelski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Wyspy Brytyjskie 1940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Robert Gretzyngier, Wojciech Matusia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ałopolska Wschodnia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ciech Włodarkiewicz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Konungahella 1135 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Robert F. Barkowski </text:p>
          </table:table-cell>
          <table:table-cell office:value-type="string" calcext:value-type="string">
            <text:p>2020, 2025 </text:p>
          </table:table-cell>
          <table:table-cell table:number-columns-repeated="1637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Karpacka kampania Legionów Polskich 1914–1915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omasz Dudek </text:p>
          </table:table-cell>
          <table:table-cell office:value-type="float" office:value="2020" calcext:value-type="float">
            <text:p>2020</text:p>
          </table:table-cell>
          <table:table-cell table:number-columns-repeated="1637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Iłża 1864 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Grzegorz Cwyl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Fulford–Stamford Bridge 1066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Cezary Namir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Nikopolis 1396 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tanisław Rek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Góra św Anny–Kędzierzyn 1921 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Leszek Kania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Zawichost 1205 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Artur Foryt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Rugia 1168 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Robert F. Barkow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Lwów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Damian Karol Markow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Saragossa 1808–1809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Krzysztof Mazow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Marna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Jarosław Centek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Krym, Donieck, Ługańsk 2014–2015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chał Klimec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Gabiene 316 p.n.e. </text:p>
          </table:table-cell>
          <table:table-cell office:value-type="float" office:value="-316" calcext:value-type="float">
            <text:p>-316</text:p>
          </table:table-cell>
          <table:table-cell office:value-type="string" calcext:value-type="string">
            <text:p>Michał Piekarski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allen Timbers 1794 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Jarosław Wojtczak </text:p>
          </table:table-cell>
          <table:table-cell office:value-type="float" office:value="2021" calcext:value-type="float">
            <text:p>2021</text:p>
          </table:table-cell>
          <table:table-cell table:number-columns-repeated="1637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Zaolzie 1919, 1938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Lech Wyszczelski </text:p>
          </table:table-cell>
          <table:table-cell office:value-type="string" calcext:value-type="string">
            <text:p>2022, 2024 </text:p>
          </table:table-cell>
          <table:table-cell table:number-columns-repeated="1637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Kadesz 1274 p.n.e. </text:p>
          </table:table-cell>
          <table:table-cell office:value-type="float" office:value="-1274" calcext:value-type="float">
            <text:p>-1274</text:p>
          </table:table-cell>
          <table:table-cell office:value-type="string" calcext:value-type="string">
            <text:p>Dominik Stasia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omorze 1807 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zymon Jagodziń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Gallipoli 1915–1916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Paweł Korzeniow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Fontenoy 841 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Robert F. Barkow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leuty 1942–1943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chał A. Piegzi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Saint-Nazaire–Dieppe 1942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omasz Jarmoła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owstanie wielkopolskie 1655–1657 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Bartosz Staręgowski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Czerniaków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zymon Nowa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Las Argoński 1918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Jarosław Wojtczak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Mazowsze 1047 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Mariusz Samp </text:p>
          </table:table-cell>
          <table:table-cell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Oravais 1808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Krzysztof Mazow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Smyrna 1919–1922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Stanisław Rek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omorze Zachodnie 1185 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Robert F. Barkow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Kraków 1914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Henryk Łukasik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Weje 405–396 p.n.e. </text:p>
          </table:table-cell>
          <table:table-cell office:value-type="float" office:value="-405" calcext:value-type="float">
            <text:p>-405</text:p>
          </table:table-cell>
          <table:table-cell office:value-type="string" calcext:value-type="string">
            <text:p>Daniel Gazda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Clontarf 1014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Cezary Namir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Newel 1562 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Marek Plewczyń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Arras 1917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Witold Ławrynowicz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Trembowla 1675 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arek Wagner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maszów Lubelski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iotr Greszta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Lenino 194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amil Anduła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Bibracte-Wogezy 58 p.n.e. 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Tomasz Romanow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ułtusk-Gołymin 1806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zymon Jagodziński </text:p>
          </table:table-cell>
          <table:table-cell office:value-type="float" office:value="2023" calcext:value-type="float">
            <text:p>2023</text:p>
          </table:table-cell>
          <table:table-cell table:number-columns-repeated="1637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Kraj Głomaczów 1003 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Mariusz Samp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ermopile 480 p.n.e. 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Paweł Kupsi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Katanga 1960-1963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Daniel Kowalczu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Meksyk 1810-21 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Jarosław Wojtcza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orze Filipińskie 1944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Grzegorz Jeziorny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Bejrut 1982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Krzysztof Mroczkowski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Lützen 1632 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Marek Wagner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Halidon Hill 1333 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ezary Namirski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Tynne 1939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Grzegorz Cwyl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Askulum 90-89 p.n.e 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Małgorzata Członkowska-Naumiuk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rydland 1807 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zymon Jagodziński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Nysa Łużycka-Łaba 1945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eszek Kania </text:p>
          </table:table-cell>
          <table:table-cell office:value-type="float" office:value="2024" calcext:value-type="float">
            <text:p>2024</text:p>
          </table:table-cell>
          <table:table-cell table:number-columns-repeated="1637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Dyrrachium 1081-1085 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obert F. Barkowski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Nakło 1109 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Mariusz Samp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aardeberg 1900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masz Greniuch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Gorlice-Tarnów 1915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Piotr Szlanta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zwecja 1598-1599 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Wojciech Krawczuk 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2" table:number-rows-repeated="10482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2:35:54.141394000</meta:creation-date>
    <dc:date>2025-07-21T12:39:18.199880900</dc:date>
    <meta:editing-duration>PT3M24S</meta:editing-duration>
    <meta:editing-cycles>3</meta:editing-cycles>
    <meta:generator>LibreOffice/25.2.4.3$Windows_X86_64 LibreOffice_project/33e196637044ead23f5c3226cde09b47731f7e27</meta:generator>
    <meta:document-statistic meta:table-count="1" meta:cell-count="1805" meta:object-count="0"/>
  </office:meta>
</office:document-meta>
</file>